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02cm"/>
    </style:style>
    <style:style style:name="Table1.B" style:family="table-column">
      <style:table-column-properties style:column-width="6.163cm"/>
    </style:style>
    <style:style style:name="Table1.C" style:family="table-column">
      <style:table-column-properties style:column-width="7.936cm"/>
    </style:style>
    <style:style style:name="Table1.A1" style:family="table-cell">
      <style:table-cell-properties style:vertical-align="middle" fo:padding="0.049cm" fo:border="none"/>
    </style:style>
    <style:style style:name="P1" style:family="paragraph" style:parent-style-name="Standard">
      <style:text-properties officeooo:rsid="001bedc7" officeooo:paragraph-rsid="001bedc7"/>
    </style:style>
    <style:style style:name="P2" style:family="paragraph" style:parent-style-name="Standard" style:list-style-name="L1">
      <style:text-properties officeooo:rsid="001bedc7" officeooo:paragraph-rsid="001bedc7"/>
    </style:style>
    <style:style style:name="P3" style:family="paragraph" style:parent-style-name="Standard" style:list-style-name="L2">
      <style:text-properties officeooo:rsid="001bedc7" officeooo:paragraph-rsid="001bedc7"/>
    </style:style>
    <style:style style:name="P4" style:family="paragraph" style:parent-style-name="Standard">
      <style:text-properties officeooo:rsid="001e8c74" officeooo:paragraph-rsid="001e8c74"/>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UT2 Questions</text:p>
      <text:p text:style-name="P1"/>
      <text:p text:style-name="P1"/>
      <text:p text:style-name="P1">Questions for 2 marks</text:p>
      <text:p text:style-name="P1"/>
      <text:p text:style-name="P1"><text:s/>1. Define terms Critical Conditions and Race conditions.</text:p>
      <text:p text:style-name="P1"><text:s/>Critical Section:</text:p>
      <text:list xml:id="list3203485744953109037" text:style-name="L1">
        <text:list-item>
          <text:p text:style-name="P2">A critical section is group of instructions/statements or region of code that need to be executed atomically (read this post for atomicity), such as accessing a resource (file, input or output port, global data, etc.).</text:p>
        </text:list-item>
        <text:list-item>
          <text:p text:style-name="P2"><text:s/>Problems only arise if one or more of the threads write to the same resources. It is safe to let multiple threads read the same resources</text:p>
        </text:list-item>
      </text:list>
      <text:p text:style-name="P1"><text:s/></text:p>
      <text:p text:style-name="P1"><text:s/>Race Condition:</text:p>
      <text:list xml:id="list1147607611406770729" text:style-name="L2">
        <text:list-item>
          <text:p text:style-name="P3">The situation where two threads compete for the same resource, where the sequence in which the resource is accessed is significant, is called race conditions.</text:p>
        </text:list-item>
        <text:list-item>
          <text:p text:style-name="P3">A code section that leads to race conditions is called a critical section.</text:p>
        </text:list-item>
      </text:list>
      <text:p text:style-name="P1"><text:s/><text:tab/></text:p>
      <text:p text:style-name="P1"/>
      <text:p text:style-name="P1"><text:s/>2. Compare pre-emptive vs Non Pre-emptive CPU scheduling.</text:p>
      <text:p text:style-name="P1"><text:bookmark text:name="tablepress-13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Preemptive Scheduling</text:p>
            </table:table-cell>
            <table:table-cell table:style-name="Table1.A1" office:value-type="string">
              <text:p text:style-name="Table_20_Heading">Non Preemptive Scheduling</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The resources are allocated to a process for a limited time.</text:p>
          </table:table-cell>
          <table:table-cell table:style-name="Table1.A1" office:value-type="string">
            <text:p text:style-name="Table_20_Contents">Once resources are allocated to a process, the process holds it till it completes its burst time or switches to waiting state. </text:p>
          </table:table-cell>
        </table:table-row>
        <table:table-row>
          <table:table-cell table:style-name="Table1.A1" office:value-type="string">
            <text:p text:style-name="Table_20_Contents">Interrupt</text:p>
          </table:table-cell>
          <table:table-cell table:style-name="Table1.A1" office:value-type="string">
            <text:p text:style-name="Table_20_Contents">Process can be interrupted in between.</text:p>
          </table:table-cell>
          <table:table-cell table:style-name="Table1.A1" office:value-type="string">
            <text:p text:style-name="Table_20_Contents">Process can not be interrupted till it terminates or switches to waiting state. </text:p>
          </table:table-cell>
        </table:table-row>
        <table:table-row>
          <table:table-cell table:style-name="Table1.A1" office:value-type="string">
            <text:p text:style-name="Table_20_Contents">Starvation</text:p>
          </table:table-cell>
          <table:table-cell table:style-name="Table1.A1" office:value-type="string">
            <text:p text:style-name="Table_20_Contents">If a high priority process frequently arrives in the ready queue, low priority process may starve.</text:p>
          </table:table-cell>
          <table:table-cell table:style-name="Table1.A1" office:value-type="string">
            <text:p text:style-name="Table_20_Contents">If a process with long burst time is running CPU, then another process with less CPU burst time may starve.</text:p>
          </table:table-cell>
        </table:table-row>
        <table:table-row>
          <table:table-cell table:style-name="Table1.A1" office:value-type="string">
            <text:p text:style-name="Table_20_Contents">Overhead </text:p>
          </table:table-cell>
          <table:table-cell table:style-name="Table1.A1" office:value-type="string">
            <text:p text:style-name="Table_20_Contents">Preemptive scheduling has overheads of scheduling the processes.</text:p>
          </table:table-cell>
          <table:table-cell table:style-name="Table1.A1" office:value-type="string">
            <text:p text:style-name="Table_20_Contents">Non-preemptive scheduling does not have overheads.</text:p>
          </table:table-cell>
        </table:table-row>
        <table:table-row>
          <table:table-cell table:style-name="Table1.A1" office:value-type="string">
            <text:p text:style-name="Table_20_Contents">Flexibility</text:p>
          </table:table-cell>
          <table:table-cell table:style-name="Table1.A1" office:value-type="string">
            <text:p text:style-name="Table_20_Contents">Preemptive scheduling is flexible.</text:p>
          </table:table-cell>
          <table:table-cell table:style-name="Table1.A1" office:value-type="string">
            <text:p text:style-name="Table_20_Contents">Non-preemptive scheduling is rigid.</text:p>
          </table:table-cell>
        </table:table-row>
        <table:table-row>
          <table:table-cell table:style-name="Table1.A1" office:value-type="string">
            <text:p text:style-name="Table_20_Contents">Cost</text:p>
          </table:table-cell>
          <table:table-cell table:style-name="Table1.A1" office:value-type="string">
            <text:p text:style-name="Table_20_Contents">Preemptive scheduling is cost associated.</text:p>
          </table:table-cell>
          <table:table-cell table:style-name="Table1.A1" office:value-type="string">
            <text:p text:style-name="Table_20_Contents">Non-preemptive scheduling is not cost associative.</text:p>
          </table:table-cell>
        </table:table-row>
      </table:table>
      <text:p text:style-name="P1"/>
      <text:p text:style-name="P4"/>
      <text:p text:style-name="P1"/>
      <text:p text:style-name="P1"><text:s/>3. What are different file access methods ?</text:p>
      <text:p text:style-name="P1"/>
      <text:p text:style-name="P1"><text:s/>4. Explain Producer Consumer problem ?</text:p>
      <text:p text:style-name="P1"/>
      <text:p text:style-name="P1"><text:s/>5. What is Thrashing in memory management ?</text:p>
      <text:p text:style-name="P1"/>
      <text:p text:style-name="P1"><text:s/>6. Explain Demand Paging.</text:p>
      <text:p text:style-name="P1"/>
      <text:p text:style-name="P1"><text:s/>7. What is Virtual Memory in Operating System.</text:p>
      <text:p text:style-name="P1"/>
      <text:p text:style-name="P1"><text:s/>8. What are the ways of Handling Deadlocks ?</text:p>
      <text:p text:style-name="P1"><text:soft-page-break/></text:p>
      <text:p text:style-name="P1"><text:s/>9. Explain Logical Versus Physical Address Space ?</text:p>
      <text:p text:style-name="P1"/>
      <text:p text:style-name="P1"><text:s/>10. How to recover from Deadlock ?</text:p>
      <text:p text:style-name="P1"/>
      <text:p text:style-name="P1"><text:s/>11. How Mutex Lock works.</text:p>
      <text:p text:style-name="P1"/>
      <text:p text:style-name="P1"><text:s/>12. Explain following terms</text:p>
      <text:p text:style-name="P1"><text:s text:c="4"/>Throughput, Turnaround time, Waiting time, Response time.</text:p>
      <text:p text:style-name="P1"/>
      <text:p text:style-name="P1"><text:s/>13. How to detect deadlock ?</text:p>
      <text:p text:style-name="P1"/>
      <text:p text:style-name="P1"><text:s/>14. Explain features of Distributed system</text:p>
      <text:p text:style-name="P1"/>
      <text:p text:style-name="P1"><text:s/>15. Explain Stateful Versus Stateless Service</text:p>
      <text:p text:style-name="P1">--------------------------------------------------------------------</text:p>
      <text:p text:style-name="P1"/>
      <text:p text:style-name="P1"/>
      <text:p text:style-name="P1"><text:s/>Questions for 5 Marks</text:p>
      <text:p text:style-name="P1"/>
      <text:p text:style-name="P1"><text:s/>1. Short Note on RAID ( Redundant array of Independent Disk )</text:p>
      <text:p text:style-name="P1"/>
      <text:p text:style-name="P1"><text:s/>2. Short Note of Distributed System</text:p>
      <text:p text:style-name="P1"/>
      <text:p text:style-name="P1"><text:s/>3. Explain Paging in detail with necessary diagrams</text:p>
      <text:p text:style-name="P1"/>
      <text:p text:style-name="P1"><text:s/>4. Explain Segmentation with the help of diagram</text:p>
      <text:p text:style-name="P1"/>
      <text:p text:style-name="P1"><text:s/>5. Calculate Hit and Miss using LRU, Optimal, FIFO, page replacement policies for following sequence. Page frame size is 3.</text:p>
      <text:p text:style-name="P1"/>
      <text:p text:style-name="P1"><text:s/>6. What is deadlock ? State necessary conditions for the deadlock. How to prevent the deadlock?</text:p>
      <text:p text:style-name="P1"/>
      <text:p text:style-name="P1"><text:s/>7. Explain semaphore ?</text:p>
      <text:p text:style-name="P1"/>
      <text:p text:style-name="P1"><text:s/>8. Explain bankers algorithms in detail.</text:p>
      <text:p text:style-name="P1"/>
      <text:p text:style-name="P1"><text:s/>9. What is internal and External Fragmentation.</text:p>
      <text:p text:style-name="P1"/>
      <text:p text:style-name="P1"><text:s/>10. Explain Different File allocation techniques in detail.</text:p>
      <text:p text:style-name="P1"/>
      <text:p text:style-name="P1"><text:s/>11. On the disk with 1000 cylinders, number 0-999. Computer the number of tracks the disk arm must satisfy all request in the disk queue. Assume the last request was at track 345 and the head is moving toward track 0. The queue in the FIFO order contains request for the following tracks. 123, 874, 692, 475, 105, 376.</text:p>
      <text:p text:style-name="P1"/>
      <text:p text:style-name="P1"><text:s/>Perform following computation for the following scheduling algorithms</text:p>
      <text:p text:style-name="P1"><text:s text:c="2"/>i. FIFO <text:s text:c="2"/>ii. SSTF <text:s text:c="2"/>iii. SCAN</text:p>
      <text:p text:style-name="P1"/>
      <text:p text:style-name="P1">12 . Use following scheduling algorithms to calculate the ATAT and AWT for the following process.</text:p>
      <text:p text:style-name="P1"><text:s text:c="6"/>1 . FCFS 2. Pre-emptive and non-premptive SJF 3. Preemptive Priority</text:p>
      <text:p text:style-name="P1"/>
      <text:p text:style-name="P1"><text:soft-page-break/>Process, Arrival Time, Burst Time, Priority</text:p>
      <text:p text:style-name="P1">P1, 0, 8, 3</text:p>
      <text:p text:style-name="P1">P2, 1, 1, 1</text:p>
      <text:p text:style-name="P1">P3, 2, 3, 2</text:p>
      <text:p text:style-name="P1">P4, 3, 2, 3</text:p>
      <text:p text:style-name="P1">P5, 4, 6, 4</text:p>
      <text:p text:style-name="P1"/>
      <text:p text:style-name="P1">13 . Explain bankers algorithm for safe state.</text:p>
      <text:p text:style-name="P1"/>
      <text:p text:style-name="P1">14 . Short note NFS ?</text:p>
      <text:p text:style-name="P1"/>
      <text:p text:style-name="P1">15 . Explain role of Swapping in Operat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1:53:16.740825071</meta:creation-date>
    <dc:date>2018-04-13T21:58:59.532003806</dc:date>
    <meta:editing-duration>PT5M42S</meta:editing-duration>
    <meta:editing-cycles>3</meta:editing-cycles>
    <meta:generator>LibreOffice/5.1.6.2$Linux_X86_64 LibreOffice_project/10m0$Build-2</meta:generator>
    <meta:document-statistic meta:table-count="1" meta:image-count="0" meta:object-count="0" meta:page-count="3" meta:paragraph-count="73" meta:word-count="606" meta:character-count="3730" meta:non-whitespace-character-count="3146"/>
  </office:meta>
</office:document-meta>
</file>